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BoldItalicMT" svg:font-family="TimesNewRomanPS-BoldItalicMT" style:font-family-generic="script"/>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1pt" style:font-size-asian="11pt" style:font-size-complex="11pt"/>
    </style:style>
    <style:style style:name="P2" style:family="paragraph" style:parent-style-name="Standard">
      <style:paragraph-properties fo:line-height="100%" fo:text-align="justify"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color="#000000" fo:font-size="11pt" style:font-size-asian="11pt" style:font-size-complex="11pt"/>
    </style:style>
    <style:style style:name="P4" style:family="paragraph" style:parent-style-name="Standard">
      <style:paragraph-properties fo:line-height="100%" fo:text-align="justify" style:justify-single-word="false"/>
      <style:text-properties fo:font-size="11pt" fo:language="en" fo:country="US" style:font-size-asian="11pt" style:font-size-complex="11pt"/>
    </style:style>
    <style:style style:name="P5" style:family="paragraph" style:parent-style-name="Standard">
      <style:paragraph-properties fo:text-align="start" style:justify-single-word="false"/>
      <style:text-properties fo:font-size="11pt" fo:language="it" fo:country="I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fo:font-size="11pt" style:font-size-asian="11pt" style:font-size-complex="11pt"/>
    </style:style>
    <style:style style:name="P8" style:family="paragraph" style:parent-style-name="Standard">
      <style:paragraph-properties fo:text-align="start" style:justify-single-word="false"/>
      <style:text-properties fo:color="#000000" fo:font-size="11pt" fo:language="it" fo:country="I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color="#000000" fo:font-size="11pt" fo:language="it" fo:country="IT" fo:font-style="italic" fo:font-weight="bold" style:font-size-asian="11pt" style:font-style-asian="italic" style:font-weight-asian="bold" style:font-size-complex="11pt" style:font-style-complex="italic" style:font-weight-complex="bold"/>
    </style:style>
    <style:style style:name="P10" style:family="paragraph" style:parent-style-name="Standard">
      <style:paragraph-properties fo:text-align="start" style:justify-single-word="false"/>
      <style:text-properties fo:color="#000000" fo:font-size="11pt" style:font-size-asian="11pt" style:font-size-complex="11pt"/>
    </style:style>
    <style:style style:name="P11" style:family="paragraph" style:parent-style-name="Standard">
      <style:paragraph-properties fo:text-align="start" style:justify-single-word="false"/>
      <style:text-properties fo:color="#000000" style:font-name="Times New Roman1" fo:font-size="11pt" fo:font-style="italic" fo:font-weight="bold" style:font-name-asian="TimesNewRomanPS-BoldItalicMT" style:font-size-asian="11pt" style:font-style-asian="italic" style:font-weight-asian="bold" style:font-name-complex="TimesNewRomanPS-BoldItalicMT" style:font-size-complex="11pt" style:font-style-complex="italic" style:font-weight-complex="bold"/>
    </style:style>
    <style:style style:name="P12" style:family="paragraph" style:parent-style-name="Standard">
      <style:paragraph-properties fo:text-align="start" style:justify-single-word="false"/>
      <style:text-properties fo:color="#000000" style:font-name="Times New Roman1" fo:font-size="11pt" fo:font-style="normal" fo:font-weight="normal" style:font-name-asian="TimesNewRomanPS-BoldItalicMT" style:font-size-asian="11pt" style:font-style-asian="normal" style:font-weight-asian="normal" style:font-name-complex="TimesNewRomanPS-BoldItalicMT" style:font-size-complex="11pt" style:font-style-complex="normal" style:font-weight-complex="normal"/>
    </style:style>
    <style:style style:name="P13" style:family="paragraph" style:parent-style-name="Standard">
      <style:paragraph-properties fo:text-align="start" style:justify-single-word="false"/>
      <style:text-properties style:text-position="0% 100%" style:font-name="Times New Roman" fo:font-size="11pt" fo:language="it" fo:country="I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4" style:family="paragraph" style:parent-style-name="Standard">
      <style:paragraph-properties fo:text-align="start" style:justify-single-word="false"/>
      <style:text-properties style:text-position="0% 100%" style:font-name="Times New Roman" fo:font-size="11pt" fo:language="it" fo:country="IT" fo:font-style="italic" style:text-underline-style="none" fo:font-weight="bold" style:font-name-asian="Arial1" style:font-size-asian="11pt" style:font-style-asian="italic" style:font-weight-asian="bold" style:font-name-complex="Arial1" style:font-size-complex="11pt" style:font-style-complex="italic" style:font-weight-complex="bold"/>
    </style:style>
    <style:style style:name="T1" style:family="text">
      <style:text-properties fo:color="#ff3333"/>
    </style:style>
    <style:style style:name="T2" style:family="text">
      <style:text-properties fo:color="#ff3333" fo:font-weight="bold" style:font-weight-asian="bold" style:font-weight-complex="bold"/>
    </style:style>
    <style:style style:name="T3" style:family="text">
      <style:text-properties fo:color="#ff3333" fo:font-size="11pt" fo:language="en" fo:country="US" fo:font-style="normal" fo:font-weight="normal" style:font-size-asian="11pt" style:font-style-asian="normal" style:font-weight-asian="normal" style:font-size-complex="11pt" style:font-style-complex="normal" style:font-weight-complex="normal"/>
    </style:style>
    <style:style style:name="T4" style:family="text">
      <style:text-properties fo:color="#ff3333" fo:font-size="11pt" fo:language="it" fo:country="IT" fo:font-style="normal" fo:font-weight="normal" style:font-size-asian="11pt" style:font-style-asian="normal" style:font-weight-asian="normal" style:font-size-complex="11pt" style:font-style-complex="normal" style:font-weight-complex="normal"/>
    </style:style>
    <style:style style:name="T5" style:family="text">
      <style:text-properties fo:color="#ff3333" fo:language="it" fo:country="IT" fo:font-style="normal" fo:font-weight="normal" style:font-style-asian="normal" style:font-weight-asian="normal" style:font-style-complex="normal" style:font-weight-complex="normal"/>
    </style:style>
    <style:style style:name="T6" style:family="text">
      <style:text-properties fo:color="#ff3333" style:text-position="0% 100%" style:font-name="Times New Roman" fo:language="it" fo:country="IT" fo:font-style="normal" style:text-underline-style="none" fo:font-weight="normal" style:font-name-asian="Arial1" style:font-style-asian="normal" style:font-weight-asian="normal" style:font-name-complex="Arial1" style:font-style-complex="normal" style:font-weight-complex="normal"/>
    </style:style>
    <style:style style:name="T7" style:family="text">
      <style:text-properties fo:color="#ff3333" style:text-position="0% 100%" style:font-name="Times New Roman" fo:language="en" fo:country="US" fo:font-style="normal" style:text-underline-style="none" fo:font-weight="normal" style:font-name-asian="Arial1" style:font-style-asian="normal" style:font-weight-asian="normal" style:font-name-complex="Arial1" style:font-style-complex="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1pt" style:font-size-asian="11pt" style:font-size-complex="11pt"/>
    </style:style>
    <style:style style:name="T12"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it" fo:country="IT" fo:font-style="normal" fo:font-weight="normal" style:font-style-asian="normal" style:font-weight-asian="normal" style:font-style-complex="normal" style:font-weight-complex="normal"/>
    </style:style>
    <style:style style:name="T15" style:family="text">
      <style:text-properties fo:language="it" fo:country="IT" fo:font-style="normal" fo:font-weight="bold" style:font-style-asian="normal" style:font-weight-asian="bold" style:font-style-complex="normal" style:font-weight-complex="bold"/>
    </style:style>
    <style:style style:name="T16" style:family="text">
      <style:text-properties fo:language="it" fo:country="IT" fo:font-style="italic" fo:font-weight="bold" style:font-style-asian="italic" style:font-weight-asian="bold" style:font-style-complex="italic" style:font-weight-complex="bold"/>
    </style:style>
    <style:style style:name="T17" style:family="text">
      <style:text-properties fo:color="#000000" fo:language="en" fo:country="US" fo:font-style="normal" fo:font-weight="normal" style:font-style-asian="normal" style:font-weight-asian="normal" style:font-style-complex="normal" style:font-weight-complex="normal"/>
    </style:style>
    <style:style style:name="T18" style:family="text">
      <style:text-properties fo:color="#000000" fo:language="it" fo:country="IT" fo:font-style="normal" fo:font-weight="normal" style:font-style-asian="normal" style:font-weight-asian="normal" style:font-style-complex="normal" style:font-weight-complex="normal"/>
    </style:style>
    <style:style style:name="T19" style:family="text">
      <style:text-properties fo:color="#000000" fo:language="it" fo:country="IT" fo:font-style="normal" fo:font-weight="bold" style:font-style-asian="normal" style:font-weight-asian="bold" style:font-style-complex="normal" style:font-weight-complex="bold"/>
    </style:style>
    <style:style style:name="T20" style:family="text">
      <style:text-properties fo:color="#000000" style:text-position="0% 100%" style:font-name="Times New Roman" fo:language="en" fo:country="US" fo:font-style="normal" style:text-underline-style="none" fo:font-weight="normal" style:font-name-asian="Arial1" style:font-style-asian="normal" style:font-weight-asian="normal" style:font-name-complex="Arial1" style:font-style-complex="normal" style:font-weight-complex="normal"/>
    </style:style>
    <style:style style:name="T21" style:family="text">
      <style:text-properties style:font-name="Arial1" fo:font-size="13pt" fo:language="it" fo:country="IT" fo:font-style="normal" fo:font-weight="bold" style:font-name-asian="Arial1" style:font-size-asian="13pt" style:font-style-asian="normal" style:font-weight-asian="bold" style:font-name-complex="Arial1" style:font-size-complex="13pt" style:font-style-complex="normal" style:font-weight-complex="bold"/>
    </style:style>
    <style:style style:name="T22" style:family="text">
      <style:text-properties style:font-name="Times New Roman" fo:language="it" fo:country="IT" fo:font-style="normal" fo:font-weight="bold" style:font-name-asian="Arial1" style:font-style-asian="normal" style:font-weight-asian="bold" style:font-name-complex="Arial1" style:font-style-complex="normal" style:font-weight-complex="bold"/>
    </style:style>
    <style:style style:name="T23" style:family="text">
      <style:text-properties style:font-name="Times New Roman" fo:language="it" fo:country="IT" fo:font-style="normal" fo:font-weight="normal" style:font-name-asian="Arial1" style:font-style-asian="normal" style:font-weight-asian="normal" style:font-name-complex="Arial1" style:font-style-complex="normal" style:font-weight-complex="normal"/>
    </style:style>
    <style:style style:name="T24" style:family="text">
      <style:text-properties style:font-name="Times New Roman" fo:language="it" fo:country="IT" fo:font-style="italic" fo:font-weight="bold" style:font-name-asian="Arial1" style:font-style-asian="italic" style:font-weight-asian="bold" style:font-name-complex="Arial1" style:font-style-complex="italic" style:font-weight-complex="bold"/>
    </style:style>
    <style:style style:name="T25" style:family="text">
      <style:text-properties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26" style:family="text">
      <style:text-properties style:text-position="sub 58%"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27" style:family="text">
      <style:text-properties style:text-position="0% 100%"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28" style:family="text">
      <style:text-properties style:text-position="0% 100%" style:font-name="Times New Roman" fo:language="it" fo:country="IT" fo:font-style="normal" style:text-underline-style="none" fo:font-weight="normal" style:font-name-asian="Arial1" style:font-style-asian="normal" style:font-weight-asian="normal" style:font-name-complex="Arial1" style:font-style-complex="normal" style:font-weight-complex="normal"/>
    </style:style>
    <style:style style:name="T29" style:family="text">
      <style:text-properties style:text-position="0% 100%" style:font-name="Times New Roman" fo:language="it" fo:country="IT" fo:font-style="normal" style:text-underline-style="none" fo:font-weight="bold" style:font-name-asian="Arial1" style:font-style-asian="normal" style:font-weight-asian="bold" style:font-name-complex="Arial1" style:font-style-complex="normal" style:font-weight-complex="bold"/>
    </style:style>
    <style:style style:name="T30" style:family="text">
      <style:text-properties style:text-position="0% 100%" style:font-name="Times New Roman" fo:language="en" fo:country="US" fo:font-style="normal" style:text-underline-style="none" fo:font-weight="normal" style:font-name-asian="Arial1" style:font-style-asian="normal" style:font-weight-asian="normal" style:font-name-complex="Arial1" style:font-style-complex="normal" style:font-weight-complex="normal"/>
    </style:style>
    <style:style style:name="T31" style:family="text">
      <style:text-properties style:text-position="0% 100%" style:font-name="Times New Roman" fo:language="en" fo:country="US" fo:font-style="normal" style:text-underline-style="none" style:font-name-asian="Arial1" style:font-style-asian="normal" style:font-name-complex="Arial1" style:font-style-complex="normal"/>
    </style:style>
    <style:style style:name="T32" style:family="text">
      <style:text-properties style:text-position="0% 100%" style:font-name="Times New Roman" fo:language="en" fo:country="US" style:text-underline-style="none" style:font-name-asian="Arial1" style:font-name-complex="Arial1"/>
    </style:style>
    <style:style style:name="T33" style:family="text">
      <style:text-properties style:text-position="0% 100%" style:font-name="Times New Roman" fo:language="en" fo:country="US" style:text-underline-style="none" fo:font-weight="normal" style:font-name-asian="Arial1" style:font-weight-asian="normal" style:font-name-complex="Arial1" style:font-weight-complex="normal"/>
    </style:style>
    <style:style style:name="T34" style:family="text">
      <style:text-properties style:text-position="0% 100%" fo:language="en" fo:country="US" style:text-underline-style="none"/>
    </style:style>
    <style:style style:name="T35" style:family="text">
      <style:text-properties style:text-position="0% 100%" fo:language="en" fo:country="US" fo:font-style="italic" style:text-underline-style="none" fo:font-weight="bold" style:font-style-asian="italic" style:font-weight-asian="bold" style:font-style-complex="italic" style:font-weight-complex="bold"/>
    </style:style>
    <style:style style:name="T36" style:family="text">
      <style:text-properties style:text-position="0% 100%" style:font-name="TimesNewRomanPS-BoldItalicMT" fo:language="en" fo:country="US" fo:font-style="italic" style:text-underline-style="none"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Relazione progetto SOL a.a 2020/21 – Simone Aquilini(mat. 597922)</text:span><text:span text:style-name="T1"><text:tab/></text:span> <text:line-break/></text:p>
      <text:p text:style-name="P2"><text:span text:style-name="T12">►</text:span><text:span text:style-name="T3">Introduzione<text:tab/>scenario</text:span><text:line-break/><text:span text:style-name="T11">Il progetto richiede di creare un file storage server, ovvero un server all'interno del quale i file sono mantenuti in memoria principale e gestiti come una cache la cui massima cardinalità e dimensione, in termini di spazio massimo accumulabile, sono definiti all'avvio del server in un file di configurazione da parsare appositamente.</text:span></text:p>
      <text:p text:style-name="P4"/>
      <text:p text:style-name="P2"><text:span text:style-name="T12">►</text:span><text:span text:style-name="T3">Descrizione<text:tab/>tipo di dato: </text:span><text:span text:style-name="T4">GenericQueue</text:span></text:p>
      <text:p text:style-name="P1">In quanto si tratta di una cache, è stata privilegiata come struttura dati una coda. Essendo questa utilizzata per diversi scopi e con tipi di dato differenti è stato deciso di implementare una coda generica all'interno del quale il contenuto informativo del singolo nodo è implementato tramite il tipo <text:span text:style-name="T8">void*</text:span><text:span text:style-name="T9">; ciò ha permesso una sorta di polimorfismo della coda in quanto le operazioni principali da eseguire su questa(</text:span><text:span text:style-name="T10">push, pop , createNode, isEmpty </text:span><text:span text:style-name="T9">ecc...) hanno uno scheletro comune indipendente dal tipo di dato sul quale vengono utilizzate. La coda generica, inoltre, mantiene i puntatori al nodo di testa e di coda in modo da eseguire le operazioni più frequenti(quali push e pop) in O(1). <text:s/>Per caratterizzare alcune operazioni(quali </text:span><text:span text:style-name="T10">findElement </text:span><text:span text:style-name="T9">e</text:span><text:span text:style-name="T10"> deleteElement</text:span><text:span text:style-name="T9">) in base al tipo di dato della coda è stato necessario aggiuingere alla struttura(indicata con il tipo </text:span><text:span text:style-name="T10">GenericQueue</text:span><text:span text:style-name="T9">) vari attributi quali </text:span><text:span text:style-name="T10">size</text:span><text:span text:style-name="T9">(cardinalità attuale della coda), </text:span><text:span text:style-name="T10">comparison</text:span><text:span text:style-name="T9">(puntatore alla funzione di comparazione tra due elementi della coda, deve ritornare l'intero 1 in caso di uguaglianza, 0 altrimenti), </text:span><text:span text:style-name="T10">printFunct</text:span><text:span text:style-name="T9">(procedura di tipo void per la stampa di un singolo elemento della coda) e </text:span><text:span text:style-name="T10">freeFunct</text:span><text:span text:style-name="T9">(procedura di tipo void per la liberazione della memoria allocata per il contenuto informativo del nodo). Invariante della coda è il fatto che: </text:span><text:span text:style-name="T8">non esiste un nodo il cui contenuto informativo è NULL</text:span><text:span text:style-name="T9">; di fatto, ogni situazione che </text:span><text:span text:style-name="T14">violerà tale invariante(ad esempio, una push con NULL come parametro) provocherà il fallimento dell'operazione ed un errore fatale conseguente(stesso dicasi in caso di fallimenti di allocazione di memoria).</text:span></text:p>
      <text:p text:style-name="P5"/>
      <text:p text:style-name="P1"><text:span text:style-name="T13">►</text:span><text:span text:style-name="T5">Descrizione tipo di dato: MyDescriptor</text:span></text:p>
      <text:p text:style-name="P1"><text:span text:style-name="T14">Questo tipo di dato rappresenta un descrittore sul quale è attiva una connessione ed è usato dal server per tenere traccia di tutti i client attualmente connessi. In quanto, come descritto più avanti, verrà usato come tipo di dato di una coda questo mette a disposizione per la sua gestione le funzioni </text:span><text:span text:style-name="T15">descriptorComparison</text:span><text:span text:style-name="T14">(verifica se due MyDescriptor sono uguali confrontando il campo intero cfd), </text:span><text:span text:style-name="T15">descriptorPrint</text:span><text:span text:style-name="T14">(per la stampa) e </text:span><text:span text:style-name="T15">freeDescritor</text:span><text:span text:style-name="T14">(per la pulizia).</text:span></text:p>
      <text:p text:style-name="P5"/>
      <text:p text:style-name="P1"><text:span text:style-name="T13">►</text:span><text:span text:style-name="T5">Descrizione tipo di dato: MyRequest</text:span></text:p>
      <text:p text:style-name="P1"><text:span text:style-name="T14">Questo tipo di dato rappresenta una richiesta da servire da parte del server(inviatagli dal client tramite l'API).Come attributi ha tipo(per ciò abbiamo una enum dedicata i cui valori sono </text:span><text:span text:style-name="T16">OPEN_FILE, READ_FILE, CLOSE_FILE, REMOVE_FILE, APPEND_FILE, WRITE_FILE, READ_N_FILE</text:span><text:span text:style-name="T14">), timestamp, argomento, dimensione della richiesta, flag opzionali e descrittore del client della richiesta(verrà settato dal server al momento della ricezione). Come sopra, dato che vi sarà dedicata una coda apposita, la struttura mette a disposizione per la sua gestione le funzioni </text:span><text:span text:style-name="T15">requestComparison</text:span><text:span text:style-name="T14">(comparazione tramite timestamp, tipo e descrittore), </text:span><text:span text:style-name="T15">requestPrint </text:span><text:span text:style-name="T14">e </text:span><text:span text:style-name="T15">freeRequest</text:span><text:span text:style-name="T14">. Infine, per ogni tipo di richiesta vi sarà una funzione apposita dell'API per comunicare con il server.</text:span></text:p>
      <text:p text:style-name="P6"/>
      <text:p text:style-name="P1"><text:span text:style-name="T17">►</text:span><text:span text:style-name="T5">Descrizione tipo di dato: MyFile</text:span></text:p>
      <text:p text:style-name="P3"><text:span text:style-name="T14">Questo tipo di dato rappresenta un file della cache. Essendo un tipo di dato della coda questo mette a disposizione per la sua gestione le funzioni </text:span><text:span text:style-name="T15">fileComparison</text:span><text:span text:style-name="T14">(che compara due file in base al path assoluto), </text:span><text:span text:style-name="T15">filePrint </text:span><text:span text:style-name="T14">e</text:span><text:span text:style-name="T15"> freeFile. </text:span><text:span text:style-name="T14">Tra i suoi campi: filePath(path assoluto del file), dimensione, contenuto, timestamp dell'ultima modifica, flag riguardanti lo status(se è aperto, lockato o modificato) e l'ultima operazione eseguita con successo(caratterizzata da tipo, flag e descrittore del client lato server). Inoltre, si hanno varie altre funzioni per operare sui file quali </text:span><text:span text:style-name="T15">getAbsPathFromRelPath</text:span><text:span text:style-name="T14">(per tradurre da eventuale path relativo in assoluto), </text:span><text:span text:style-name="T15">readFileContent</text:span><text:span text:style-name="T14">(per leggere il contenuto di un file da scrivere nella cache e restituirne il puntatore allocato sullo heap), </text:span><text:span text:style-name="T15">saveFile</text:span><text:span text:style-name="T14">(per salvare un file in una directory specificata, che deve già esistere in quanto non ne verrà creata una nuova) e </text:span><text:span text:style-name="T15">getFileNameFromPath</text:span><text:span text:style-name="T14">(per estrapolare il nome di un file dato il path, utile nell'operazione di salvataggio di un file post ricezione dal server).</text:span></text:p>
      <text:p text:style-name="P8"/>
      <text:p text:style-name="P3"><text:span text:style-name="T13">►</text:span><text:span text:style-name="T5">Gestione della cache e statistiche</text:span></text:p>
      <text:p text:style-name="P3"><text:span text:style-name="T14">Essendo implementata tramite una coda, la politica di inserzione è FIFO. Inoltre, vengono mantenute delle </text:span><text:soft-page-break/><text:span text:style-name="T14">informazioni statistiche riguardanti le operazioni sulla cache quali la massima storage size(cioè la massima somma delle dimensioni dei file raggiunta), la massima size della cache raggiunta(intesa come il numero massimo di elementi che sono stati presenti in cache), ed il numero di volte in cui l'algoritmo di rimpiazzamento è stato invocato.</text:span></text:p>
      <text:p text:style-name="P1"><text:span text:style-name="T18">Per quanto riguarda l'algoritmo di rimpiazzamento, questo adotta una politica FIFO ed affinché una determinata operazione che va a modificare lo stato della cache(scritture, anche in append, di file o creazione di nuovi) venga permessa deve essere verificata l'implicazione </text:span><text:span text:style-name="T19">verifyReplaceCondition </text:span><text:span text:style-name="T22">→</text:span><text:span text:style-name="T21"> </text:span><text:span text:style-name="T22">verifyReplacePossibility, </text:span><text:span text:style-name="T23">ovvero se l'esecuzione di tale operazione creerebbe una situazione che necessita dell'algoritmo di rimpiazzamento(quali sforamento della cardinalità massima o della storage size massima della cache), allora ci deve essere la possibilità di eseguire tale algoritmo in modo che venga ristabilita una situazione consistente con i vincoli di capacità e storage size della cache. Le verifiche eseguite da verifyReplaceCondition e verifyReplacePossibility, però, variano a seconda del tipo di richiesta che va a modificare lo stato della cache: nel caso di una </text:span><text:span text:style-name="T24">OPEN_FILE</text:span><text:span text:style-name="T23">(con l'opzione di creazione del file), ciò che verrebbe modificato è sostanzialmente la cardinalità della cache quindi la condizione controllata da verifyReplaceCondition sarà che </text:span><text:span text:style-name="T24">cardinalità_attuale_della_cache + 1 &gt; massima_cardinalità_cache</text:span><text:span text:style-name="T23">, ed in questo caso(in quanto come file vittima dell'algoritmo di rimpiazzamento è possibile scegliere solo file precedentemente modificati) il controllo eseguito da verifyReplacePossibility sarà che </text:span><text:span text:style-name="T24"><text:s/>esiste file f in cache. f.modified = 1</text:span><text:span text:style-name="T23">(f è stato modificato); nel caso, invece, di </text:span><text:span text:style-name="T24">WRITE_FILE </text:span><text:span text:style-name="T23">o </text:span><text:span text:style-name="T24">APPEND_FILE</text:span><text:span text:style-name="T23">, ciò che viene modificata è la storage size attuale della cache quindi verifyReplaceCondition controllerà se </text:span><text:span text:style-name="T24">storage_size_attuale + quantità_bytes_da_scrivere &gt; massima_storage_size_cache</text:span><text:span text:style-name="T23">, mentre verifyReplacePossibility controllerà se </text:span><text:span text:style-name="T25">esiste {f</text:span><text:span text:style-name="T26">i</text:span><text:span text:style-name="T27">}. f</text:span><text:span text:style-name="T26">i</text:span><text:span text:style-name="T27">.modified = 1 e storage_size_attuale + quantità_bytes_da_scrivere - ∑ f</text:span><text:span text:style-name="T26">i</text:span><text:span text:style-name="T27">.dim &lt;= storage_size_massima</text:span><text:span text:style-name="T28">, in modo da rientrare entro la storage size massima eliminando solo file precedentemente modificati, diversi dal file target della richiesta.</text:span></text:p>
      <text:p text:style-name="P13">Infine, se l'algoritmo di rimpiazzamento(che viene eseguito comunque anche nel caso in cui non sia strettamente necessario) scarta almeno un file procede anche all'aggiornamento delle statistiche quali massima cardinalità <text:s/>e massima storage size raggiunte; in caso contrario, l'aggiornamento verrà eseguito durante la gestione della richiesta.</text:p>
      <text:p text:style-name="P13"/>
      <text:p text:style-name="P3"><text:span text:style-name="T30">►</text:span><text:span text:style-name="T6">Pattern di implementazione del server</text:span></text:p>
      <text:p text:style-name="P3"><text:span text:style-name="T28">Il server è implementato come processo singolo multi-threaded secondo il pattern “</text:span><text:span text:style-name="T29">manager-worker</text:span><text:span text:style-name="T28">”, quindi abbiamo un thread manager che tramite la chiamata </text:span><text:span text:style-name="T29">select</text:span><text:span text:style-name="T28"> ascolta richieste di nuove connessioni(in tal caso il descrittore restituito dalla </text:span><text:span text:style-name="T29">accept</text:span><text:span text:style-name="T28"> verrà inserito nella coda dei descrittori, denotando un nuovo client connesso) e gestisce le richieste di client connessi, leggendole dal descrittore corrispondente ed inserendole in una coda apposita(modello single producer-multiple consumers), in modo che i vari thread workers vi accedano in mutua esclusione per esaudire la richiesta del client. Viceversa, i workers comunicano con il manager tramite una pipe registrata sulla select del manager ed è utilizzata per “restituire” al manager il descrittore sul quale il worker ha soddisfatto una richiesta(di fatto, per evitare collisioni, il manager una volta ricevuta una richiesta dal client su un determinato descrittore, deve “smettere di ascoltare” tale descrittore); questa pipe è usata come se fosse un buffer di una sola posizione seguendo il modello multiple producers – single consumer al quale i workers accedono in ME.</text:span></text:p>
      <text:p text:style-name="P3"><text:span text:style-name="T28">Per la gestione dei segnali è stato utilizzato un thread a parte(chiamato </text:span><text:span text:style-name="T29">signal handler</text:span><text:span text:style-name="T28">) che tramite la chiamata bloccante </text:span><text:span text:style-name="T29">sigwait</text:span><text:span text:style-name="T28"> attende i segnali SIGINT, SIGQUIT E SIGHUP ed una volta ricevuto uno di questi, ne scrive il codice numerico corrispondente in una pipe registrata nella select del manager, sarà poi lui a prendere le dovute contromisure: nel caso di SIGINT o SIGQUIT, il manager setterà un flag locale in modo che termini normalmente ed in più sveglierà eventuali workers in attesa con una </text:span><text:span text:style-name="T29">pthread_cond_broadcast, </text:span><text:span text:style-name="T28">impostando un apposito flag che notificherà ai workers al loro risveglio la terminazione dell'attività; nel caso, invece, di SIGHUP <text:s/>è come avere un SIGINT posticipato al momento in cui non ho client connessi, perciò al momento dell'arrivo del segnale il manager aggiorna un flag apposito e controlla se ci sono client connessi e se non ci sono termina immediatamente, altrimenti questo controllo è rimandato a quando su un descrittore leggo EOF(cioè client disconnesso) , in tal caso elimino tale descrittore dalla coda dei descrittori e se adesso questa coda è vuota(non ho più client connessi) allora termino nella stesso modo di SIGINT. Infine, una volta letto un qualsiasi segnale dalla pipe corrispondente il manager smette di ascoltare la pipe in quanto non è ammessa la spedizione di più di un segnale.</text:span></text:p>
      <text:p text:style-name="P3"><text:span text:style-name="T28">Di fatto, tutti questi thread sono “figli” del thread main che oltre a creare le code necessarie per la gestione delle richieste, delle connessioni e della cache, fare la </text:span><text:span text:style-name="T29">pthread_join </text:span><text:span text:style-name="T28">dei thread figli e parsare il file di configurazione, imposta una maschera dei segnali completa(cioè che blocca tutti i segnali) in modo che questa venga ereditata dai figli: unica eccezione è appunto il signal handler che modificherà questa maschera </text:span><text:soft-page-break/><text:span text:style-name="T28">per la corretta esecuzione di sigwait. Riguardo la configurazione del server, questa avviene parsando all'avvio del server un file testuale che contiene, una per riga, nell'ordine, le seguenti informazioni: </text:span><text:span text:style-name="T29">path del socket</text:span><text:span text:style-name="T28">,</text:span><text:span text:style-name="T29"> numero di thread workers</text:span><text:span text:style-name="T28">,</text:span><text:span text:style-name="T29"> cardinalità massima della cache</text:span><text:span text:style-name="T28">,</text:span><text:span text:style-name="T29"> storage size massima della cache</text:span><text:span text:style-name="T28">(in bytes), </text:span><text:span text:style-name="T29">path del file di log</text:span><text:span text:style-name="T28">(anche se non è stato implementato).</text:span></text:p>
      <text:p text:style-name="P14"/>
      <text:p text:style-name="P9"><text:span text:style-name="T30">►</text:span><text:span text:style-name="T7">Configurazione del client</text:span></text:p>
      <text:p text:style-name="P9"><text:span text:style-name="T30">Come da specifica, le richieste inviate dal client sono indicate da riga di comando tramite varie opzioni; tra queste si distinguono 3 categorie di opzioni: </text:span><text:span text:style-name="T31">help</text:span><text:span text:style-name="T30">(cioè la sola opzione -h in seguito al quale il client mostra tutte le opzioni disponibili e termina immmediatamente la sua esecuzione), </text:span><text:span text:style-name="T31">di configurazione</text:span><text:span text:style-name="T30">(quali -f, -p, -t e -d, dove le prime due non sono ripetibili, mentre in caso di ripetizione delle ultmie due si prende come valida solo l'ultima occorrenza) e </text:span><text:span text:style-name="T31">di richiesta</text:span><text:span text:style-name="T30">(quali -r, -R, -w, -W, -c alle quali, per avere all'incirca una corrispondenza uno ad uno con i tipi di richiesta , sono state aggiunte le opzioni </text:span><text:span text:style-name="T31">-i dirname[,n]</text:span><text:span text:style-name="T30"> per aprire file con O_CREAT da una cartella, </text:span><text:span text:style-name="T31">-o file1[,file2]</text:span><text:span text:style-name="T30"> per aprire uno o più file e <text:s/></text:span><text:span text:style-name="T31">-C file1[,file2]</text:span><text:span text:style-name="T30"> per chiuderli). Per ognuna di queste categorie avremo una “passata” di </text:span><text:span text:style-name="T32">getopt</text:span><text:span text:style-name="T30">, dove verranno considerate solo le opzioni appartenenti alla categoria in questione e verrà controllata anche la validità della richiesta(quindi il fatto che non contenga opzioni non riconosciute e che -d venga usato congiuntamente a -r o -R). Durante l'analisi delle opzioni di richiesta, che avviene in ordine FIFO, verrà costruita una coda di richieste che il client spedirà al server; ogni richiesta conterrà il path assoluto(quindi per ogni richiesta pathname relativi verranno tradotti in assoluti) del file sul quale operare, eccezion fatta per la richiesta di tipo </text:span><text:span text:style-name="T32">READ_N_FILE</text:span><text:span text:style-name="T30"> in tal caso il contenuto della richiesta sarà semplicemente il numero di file da leggere.</text:span></text:p>
      <text:p text:style-name="P9"><text:span text:style-name="T30">In quanto varie richieste hanno un formato simile è stato deciso di gestire la costruzione di richieste, parametrizzando rispetto al tipo ed ai flag specificati: per le opzioni il cui formato degli argomenti è </text:span><text:span text:style-name="T31">file1[,file2]</text:span><text:span text:style-name="T30"> si ha la funzione </text:span><text:span text:style-name="T31">buildInsertRequest</text:span><text:span text:style-name="T30">, che tokenizza la stringa in base al carattere ',' e per ogni nome di file ne effettua la traduzione in path assoluto e, se questa ha successo, inserisce nella coda di richieste una richiesta del tipo e con i flag specificati come parametri che ha come contenuto il path assoluto del file mentre se la traduzione fallisce la richiesta non viene inserita; per le opzioni invece il cui argomento è nella forma </text:span><text:span text:style-name="T31">dirname[,n]</text:span><text:span text:style-name="T30"> si ha la funzione </text:span><text:span text:style-name="T31">buildMultipleWriteRequest</text:span><text:span text:style-name="T30"> che ottiene il nome della cartella dal quale prendere i file oggetto delle richieste(se non esiste nel file system del client non verrà inserita alcuna richiesta e ciò è verificato tramite la funzione </text:span><text:span text:style-name="T31">realpath</text:span><text:span text:style-name="T30"> che restituisce il path assoluto di file o cartelle se esistono, NULL altrimenti) e l'opzionale numero di richieste massimo da inserire in coda(se è &lt;= 0 tale limite non viene considerato) e naviga ricorsivamente il file system del client a partire dalla directory specificata, inserendo, fino al raggiungimento del limite o della fine dell'albero del FS, per ogni file trovato una richiesta che ha come oggetto il path assoluto del file(previa traduzione) e come tipo e flag opzionali quelli specificati come parametro; infine per l' opzione -R, ho la funzione </text:span><text:span text:style-name="T31">buildReadNRequest</text:span><text:span text:style-name="T30"> che semplicemente verifica che ci sia o meno il limite per il numero di file da leggere dal server ed inserisce una richiesta </text:span><text:span text:style-name="T32">READ_N_FILE</text:span><text:span text:style-name="T30"> corrispondente.</text:span></text:p>
      <text:p text:style-name="P9"><text:span text:style-name="T30">Una volta ottenute le informazioni di configurazione(stampate poi su stdout), il client provvederà a connettersi con il server sul socket specificato con l'opzione -f, tentando la connessione ogni </text:span><text:span text:style-name="T33">t</text:span><text:span text:style-name="T30"> msec(nel caso in cui fallisse) dove </text:span><text:span text:style-name="T33">t</text:span><text:span text:style-name="T30"> è proprio l'informazione ricavata dall'ultima occorrenza dell'opzione -t, fino ad arrivare ad un attesa di connessione massima di 10 s, dopodichè il client terminerà con errore fatale. Successivamente, nel caso in cui riuscisse a connettersi, inizierà a spedire le richieste, con delay tra l'invio di due richieste specificato con -t, finchè la coda corrispondente non risulterà vuota, dopodichè chiuderà la connessione. Per ogni richiesta verranno poi riportate informazioni quali tipo, file oggetto della richiesta, esito(se &lt;0 verrà riportato il codice di errore corrispondente, vedi codici di errno.h), byte letti(in caso di richiesta di </text:span><text:span text:style-name="T32">READ_FILE</text:span><text:span text:style-name="T30">) e file letti(in caso di </text:span><text:span text:style-name="T32">READ_N_FILE</text:span><text:span text:style-name="T30">); tali informazioni vengono riportate se il client viene lanciato con l'opzione -p.</text:span></text:p>
      <text:p text:style-name="P6"/>
      <text:p text:style-name="P1"><text:span text:style-name="T20">►</text:span><text:span text:style-name="T7">Server API</text:span></text:p>
      <text:p text:style-name="P11"><text:span text:style-name="T34">int openConnection(const char* sockname, int msec, const struct timespec abstime)</text:span></text:p>
      <text:p text:style-name="P12"><text:span text:style-name="T34">Funzione di connessione al server, ritorna -1 in caso di errore(client non è riuscito a connettersi in tempo, client è già connesso, nome del socket diverso da quello specificato con -f o si è verificato un errore fatale) quindi il client terminerà immediatamente in quanto se spedisse delle richieste queste sicuramente fallirebbero. In caso di successo, ritorna 0 e setta il flag che indica che il client è connesso al server ad 1.</text:span></text:p>
      <text:p text:style-name="P12"><text:span text:style-name="T34"/></text:p>
      <text:p text:style-name="P12"><text:span text:style-name="T35">int closeConnection(const char* sockname)</text:span></text:p>
      <text:p text:style-name="P12"><text:span text:style-name="T35"/></text:p>
      <text:p text:style-name="P1"><text:span text:style-name="T7"/></text:p>
      <text:p text:style-name="P1"><text:soft-page-break/><text:span text:style-name="T7"/></text:p>
      <text:p text:style-name="P1"><text:span text:style-name="T7"/></text:p>
      <text:p text:style-name="P1"><text:span text:style-name="T9"><text:line-break/></text:span><text:span text:style-name="T17">►<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BoldItalicMT" svg:font-family="TimesNewRomanPS-BoldItalicMT" style:font-family-generic="script"/>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2M43S</meta:editing-duration>
    <meta:editing-cycles>43</meta:editing-cycles>
    <meta:generator>OpenOffice/4.1.6$Win32 OpenOffice.org_project/416m1$Build-9790</meta:generator>
    <dc:date>2021-06-11T11:48:18.73</dc:date>
    <dc:creator>Simone Aquilini</dc:creator>
    <meta:document-statistic meta:table-count="0" meta:image-count="0" meta:object-count="0" meta:page-count="4" meta:paragraph-count="27" meta:word-count="2295" meta:character-count="15343"/>
    <meta:user-defined meta:name="Info 1"/>
    <meta:user-defined meta:name="Info 2"/>
    <meta:user-defined meta:name="Info 3"/>
    <meta:user-defined meta:name="Info 4"/>
  </office:meta>
</office:document-meta>
</file>